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text-position="super 63.6%"/>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heo.pichon@etu.unilim.fr</text:p>
      <text:p text:style-name="Standard"><text:tab/><text:tab/><text:tab/><text:tab/><text:tab/><text:tab/><text:tab/><text:tab/><text:s text:c="8"/></text:p>
      <text:p text:style-name="Standard"><text:tab/><text:tab/><text:tab/><text:tab/><text:tab/><text:tab/><text:tab/><text:tab/>Coordonnées de l’entreprise</text:p>
      <text:p text:style-name="Standard"/>
      <text:p text:style-name="Standard"/>
      <text:p text:style-name="Standard"><text:tab/><text:tab/><text:tab/><text:tab/><text:tab/><text:tab/><text:tab/><text:tab/><text:tab/>A Limoges, le 10/10/2018</text:p>
      <text:p text:style-name="Standard"/>
      <text:p text:style-name="Standard">Objet : Demande de Stage du 01/04/2019 au<text:s/>07/06/2019</text:p>
      <text:p text:style-name="Standard">Monsieur,</text:p>
      <text:p text:style-name="Standard">Actuellement en 2<text:span text:style-name="T2">ème</text:span><text:s/>année du Diplôme Universitaire de Technologie Informatique à l’institut Universitaire de Technologie du Limousin à Limoges, je souhaite réaliser un stage conventionné d’une durée de 10 semaines dans votre entreprise.</text:p>
      <text:p text:style-name="Standard">En effet, vous intervenez dans le secteur d’activité dans lequel je souhaite bâtir ma future<text:s/>carrière,<text:s/>le développement de logiciel.<text:s/>Votre entreprise est réputée pour<text:s/>le développement de logiciel touchant à<text:s/>un<text:s/>domaine de plus en plus impacté par l’informatique,<text:s/>celui de la santé.<text:s/>C’est pourquoi je souhaiterais<text:s/>intégrer votre structure en tant que stagiaire<text:s/>pour participer au développement de ce genre de logiciel.</text:p>
      <text:p text:style-name="Standard">Depuis ma première année d'IUT, j’ai pu acquérir et améliorer certaines compétences comme le travail en équipe, lors d’un projet tutoré, ou encore la polyvalence et les bonnes méthodes de production informatiques lors de divers projets réalisés durant mon diplôme.</text:p>
      <text:p text:style-name="Standard"><text:s/>Ce stage me permettra d'apprendre à mettre en<text:s/>pratique<text:s/>et en service<text:s/>les connaissances et compétences que j’ai acquises à l'IUT et de profiter de mon stage pour développer mon expérience et acquérir celles qui sont propres à votre entreprise.</text:p>
      <text:p text:style-name="Standard">Je reste à votre disposition pour un entretien que vous voudrez bien m'accorder.</text:p>
      <text:p text:style-name="Standard">Je vous prie d’agréer, Monsieur, l’expression de mes respectueuses salutations.</text:p>
      <text:p text:style-name="Standard"/>
      <text:p text:style-name="Standard"><text:tab/><text:tab/><text:tab/><text:tab/><text:tab/><text:tab/><text:tab/><text:tab/><text:tab/><text:tab/></text:p>
      <text:p text:style-name="Standard"><text:tab/><text:tab/><text:tab/><text:tab/><text:tab/><text:tab/><text:tab/><text:tab/><text:tab/>Théo PICHO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eo Pichon</meta:initial-creator>
    <dc:creator>Theo Pichon</dc:creator>
    <meta:creation-date>2018-10-18T13:01:00Z</meta:creation-date>
    <dc:date>2018-10-18T22:01:00Z</dc:date>
    <meta:template xlink:href="Normal" xlink:type="simple"/>
    <meta:editing-cycles>4</meta:editing-cycles>
    <meta:editing-duration>PT13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46" meta:character-count="1600" meta:row-count="11" meta:non-whitespace-character-count="1357"/>
  </office:meta>
</office:document-meta>
</file>